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1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6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4-02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3-11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3-07-1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3-03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2-12-1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2-09-1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2-07-0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2-04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2-02-0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1-11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1-08-1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1-04-1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1-01-1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0-09-01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0-06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20-03-0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9-12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9-09-1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9-06-12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9-03-0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8-11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8-10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8-07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8-04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7-12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7-07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7-05-0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7-02-0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6-12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6-10-04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6-08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6-06-21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6-04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6-01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12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10-2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09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09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09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12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10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08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08-0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06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05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4-02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3-12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3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3-07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3-05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3-0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3-01-09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2-11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2-11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2-08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2-05-1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2-02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12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11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08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08-1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07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1-05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0-10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0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0-07-2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10-05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9-11-1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9-08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9-06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9-0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8-12-0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8-10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8-08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8-06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8-03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8-02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10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9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8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8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6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5-2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5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5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3-0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7-01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6-11-0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6-09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6-07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6-04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6-02-1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2005-11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1985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1984-11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16080362703</text:p>
          </table:table-cell>
          <table:table-cell office:value-type="string" calcext:value-type="string">
            <text:p>Brk-0066</text:p>
          </table:table-cell>
          <table:table-cell office:value-type="string" calcext:value-type="string">
            <text:p>198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22" meta:object-count="0"/>
    <meta:user-defined meta:name="AppVersion">3.0</meta:user-defined>
  </office:meta>
</office:document-meta>
</file>